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228b22" style:font-name="courier" fo:font-size="8pt" style:font-name-asian="courier" style:font-size-asian="8pt" style:font-name-complex="courier" style:font-size-complex="8pt"/>
    </style:style>
    <style:style style:name="P2" style:family="paragraph" style:parent-style-name="Standard" style:list-style-name="">
      <style:paragraph-properties style:text-autospace="none"/>
      <style:text-properties fo:color="#000000" style:font-name="courier" fo:font-size="8pt" style:font-name-asian="courier" style:font-size-asian="8pt" style:font-name-complex="courier" style:font-size-complex="8pt"/>
    </style:style>
    <style:style style:name="P3" style:family="paragraph" style:parent-style-name="Standard" style:list-style-name="">
      <style:paragraph-properties style:text-autospace="none"/>
      <style:text-properties style:font-name="courier" fo:font-size="8pt" style:font-name-asian="courier" style:font-size-asian="8pt" style:font-name-complex="courier" style:font-size-complex="8pt"/>
    </style:style>
    <style:style style:name="P4" style:family="paragraph" style:parent-style-name="Standard" style:list-style-name="">
      <style:paragraph-properties style:text-autospace="none"/>
      <style:text-properties fo:color="#0000ff" style:font-name="courier" fo:font-size="8pt" style:font-name-asian="courier" style:font-size-asian="8pt" style:font-name-complex="courier" style:font-size-complex="8pt"/>
    </style:style>
    <style:style style:name="P5" style:family="paragraph" style:parent-style-name="Standard" style:list-style-name="">
      <style:paragraph-properties style:text-autospace="none"/>
      <style:text-properties fo:font-size="8pt" style:font-size-asian="8pt" style:font-size-complex="8pt"/>
    </style:style>
    <style:style style:name="P6" style:family="paragraph" style:parent-style-name="Standard" style:list-style-name="">
      <style:paragraph-properties style:text-autospace="none"/>
      <style:text-properties fo:color="#999999" fo:font-size="8pt" style:font-size-asian="8pt" style:font-size-complex="8pt"/>
    </style:style>
    <style:style style:name="P7" style:family="paragraph" style:parent-style-name="Standard" style:list-style-name="">
      <style:paragraph-properties style:text-autospace="none"/>
      <style:text-properties fo:color="#999999" style:font-name="courier" fo:font-size="8pt" style:font-name-asian="courier" style:font-size-asian="8pt" style:font-name-complex="courier" style:font-size-complex="8pt"/>
    </style:style>
    <style:style style:name="P8" style:family="paragraph" style:parent-style-name="Frame_20_contents">
      <style:text-properties fo:color="#999999" style:font-name="Courier" fo:font-size="20pt" fo:font-weight="bold" style:font-size-asian="20pt" style:font-weight-asian="bold" style:font-size-complex="20pt" style:font-weight-complex="bold"/>
    </style:style>
    <style:style style:name="P9" style:family="paragraph" style:parent-style-name="Frame_20_contents">
      <style:text-properties fo:color="#cccccc" style:font-name="Courier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courier" style:font-name-asian="courier" style:font-name-complex="courier"/>
    </style:style>
    <style:style style:name="T3" style:family="text">
      <style:text-properties fo:color="#a020f0"/>
    </style:style>
    <style:style style:name="T4" style:family="text">
      <style:text-properties fo:color="#0000ff"/>
    </style:style>
    <style:style style:name="T5" style:family="text">
      <style:text-properties fo:color="#0000ff" style:font-name="courier" style:font-name-asian="courier" style:font-name-complex="courier"/>
    </style:style>
    <style:style style:name="T6" style:family="text">
      <style:text-properties fo:color="#228b22"/>
    </style:style>
    <style:style style:name="T7" style:family="text">
      <style:text-properties fo:color="#228b22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padding="0in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5.2409in" svg:y="5.7425in" svg:width="2.2291in" draw:z-index="0">
        <draw:text-box fo:min-height="0.5555in">
          <text:p text:style-name="P8">./makecloud.m</text:p>
        </draw:text-box>
      </draw:frame>
      <draw:frame draw:style-name="fr1" draw:name="Frame1" text:anchor-type="page" text:anchor-page-number="2" svg:x="5.0299in" svg:y="7.3929in" svg:width="2.4492in" draw:z-index="1">
        <draw:text-box fo:min-height="0.3654in">
          <text:p text:style-name="P8">./makewindow.m</text:p>
        </draw:text-box>
      </draw:frame>
      <draw:frame draw:style-name="fr2" draw:name="Frame4" text:anchor-type="page" text:anchor-page-number="2" svg:x="3.0756in" svg:y="0.7866in" svg:width="4.4035in" draw:z-index="2">
        <draw:text-box fo:min-height="0.889in">
          <text:p text:style-name="P9">./splatialize.m</text:p>
        </draw:text-box>
      </draw:frame>
      <draw:frame draw:style-name="fr1" draw:name="Frame5" text:anchor-type="page" text:anchor-page-number="2" svg:x="5.0602in" svg:y="5.9382in" svg:width="2.4492in" draw:z-index="3">
        <draw:text-box fo:min-height="0.3654in">
          <text:p text:style-name="P8">./makesignal.m</text:p>
        </draw:text-box>
      </draw:frame>
      <draw:frame draw:style-name="fr1" draw:name="Frame2" text:anchor-type="page" text:anchor-page-number="1" svg:x="6.0783in" svg:y="0.8016in" svg:width="1.4654in" draw:z-index="4">
        <draw:text-box fo:min-height="0.6244in">
          <text:p text:style-name="P8">./main.m</text:p>
        </draw:text-box>
      </draw:frame>
      <text:p text:style-name="P1">% Author: Gordan Krekovic</text:p>
      <text:p text:style-name="P1">% Created: 2015-08-07</text:p>
      <text:p text:style-name="P1"><text:s/></text:p>
      <text:p text:style-name="P2">clear</text:p>
      <text:p text:style-name="P2"><text:s/></text:p>
      <text:p text:style-name="P1">%% Constants</text:p>
      <text:p text:style-name="P1"><text:s/></text:p>
      <text:p text:style-name="P1">% Duration of the composition in seconds</text:p>
      <text:p text:style-name="P2">duration = 180;</text:p>
      <text:p text:style-name="P2"><text:s/></text:p>
      <text:p text:style-name="P1">% Sampling frequency</text:p>
      <text:p text:style-name="P2">fs = 44100;</text:p>
      <text:p text:style-name="P2"><text:s/></text:p>
      <text:p text:style-name="P1">% Number of channels</text:p>
      <text:p text:style-name="P2">ch = 2;</text:p>
      <text:p text:style-name="P2"><text:s/></text:p>
      <text:p text:style-name="P1">% Duration of the time period of the data set in seconds</text:p>
      <text:p text:style-name="P2">dataduration = 86400;</text:p>
      <text:p text:style-name="P2"><text:s/></text:p>
      <text:p text:style-name="P3"><text:span text:style-name="T1">piece = makecloud(</text:span><text:span text:style-name="T3">'AFS_raw_clicks.csv'</text:span><text:span text:style-name="T1">, duration, fs, ch, dataduration, 0);</text:span></text:p>
      <text:p text:style-name="P1">% piece = makecloud("AFS_raw_conversions.csv", duration, fs, ch, dataduration, 1);</text:p>
      <text:p text:style-name="P1"><text:s/></text:p>
      <text:p text:style-name="P2">maxsample = max(max(piece(:, :)));</text:p>
      <text:p text:style-name="P2"><text:s/></text:p>
      <text:p text:style-name="P1">% Export each channel to a separate wave file</text:p>
      <text:p text:style-name="P3"><text:span text:style-name="T4">for</text:span><text:span text:style-name="T1"> i = 1:ch</text:span></text:p>
      <text:p text:style-name="P3"><text:span text:style-name="T1"><text:s text:c="2"/>wavwrite(piece(:, i) / maxsample, fs, 16, [</text:span><text:span text:style-name="T3">'clks'</text:span><text:span text:style-name="T1"> int2str(i) </text:span><text:span text:style-name="T3">'.wav'</text:span><text:span text:style-name="T1">]);</text:span></text:p>
      <text:p text:style-name="P4">end</text:p>
      <text:p text:style-name="P5"/>
      <text:p text:style-name="P6">________________________________________________________________________________________________________________________</text:p>
      <text:p text:style-name="Standard"/>
      <text:p text:style-name="P3"><text:span text:style-name="T4">function</text:span><text:span text:style-name="T1"> [retval] = makecloud (filename, duration, fs, ch, dataduration, typ)</text:span></text:p>
      <text:p text:style-name="P3"><text:span text:style-name="T1"><text:s text:c="2"/></text:span><text:span text:style-name="T6">% Lenght of the whole piece in samples</text:span></text:p>
      <text:p text:style-name="P2"><text:s text:c="2"/>plen = duration*fs;</text:p>
      <text:p text:style-name="P2"><text:s text:c="2"/></text:p>
      <text:p text:style-name="P3"><text:span text:style-name="T1"><text:s text:c="2"/></text:span><text:span text:style-name="T6">% Initialization of ch audio channels</text:span></text:p>
      <text:p text:style-name="P2"><text:s text:c="2"/>piece = double(zeros(plen, ch));</text:p>
      <text:p text:style-name="P2"><text:s/></text:p>
      <text:p text:style-name="P1"><text:s text:c="2"/>%% Open the file</text:p>
      <text:p text:style-name="P2"><text:s text:c="2"/>fid = fopen (filename);</text:p>
      <text:p text:style-name="P2"><text:s text:c="2"/>inputline = fgetl(fid);</text:p>
      <text:p text:style-name="P2"><text:s text:c="2"/></text:p>
      <text:p text:style-name="P3"><text:span text:style-name="T1"><text:s text:c="2"/>inittime = parsetime(</text:span><text:span text:style-name="T3">'2015-08-03 10:00:00.000'</text:span><text:span text:style-name="T1">);</text:span></text:p>
      <text:p text:style-name="P2"><text:s text:c="2"/></text:p>
      <text:p text:style-name="P3"><text:span text:style-name="T1"><text:s text:c="2"/></text:span><text:span text:style-name="T4">while</text:span><text:span text:style-name="T1"> 1</text:span></text:p>
      <text:p text:style-name="P1"><text:s text:c="5"/>%% Load a row from the file</text:p>
      <text:p text:style-name="P2"><text:s text:c="4"/>inputline = fgetl(fid);</text:p>
      <text:p text:style-name="P3"><text:span text:style-name="T1"><text:s text:c="4"/></text:span><text:span text:style-name="T4">if</text:span><text:span text:style-name="T1"> ~ischar(inputline), </text:span><text:span text:style-name="T4">break</text:span><text:span text:style-name="T1">, </text:span><text:span text:style-name="T4">end</text:span></text:p>
      <text:p text:style-name="P4"><text:s/></text:p>
      <text:p text:style-name="P3"><text:span text:style-name="T1"><text:s text:c="4"/></text:span><text:span text:style-name="T6">% Parse a data row</text:span></text:p>
      <text:p text:style-name="P3"><text:span text:style-name="T1"><text:s text:c="4"/>parsedline = strsplit(inputline, </text:span><text:span text:style-name="T3">';'</text:span><text:span text:style-name="T1">);</text:span></text:p>
      <text:p text:style-name="P2"><text:s text:c="4"/>tstamp = parsedline{1};</text:p>
      <text:p text:style-name="P2"><text:s text:c="4"/>network = str2double(parsedline{2});</text:p>
      <text:p text:style-name="P2"><text:s text:c="4"/>aff = str2double(parsedline{3});</text:p>
      <text:p text:style-name="P2"><text:s text:c="4"/>off = str2double(parsedline{4});</text:p>
      <text:p text:style-name="P2"><text:s text:c="4"/>adv = str2double(parsedline{5});</text:p>
      <text:p text:style-name="P2"><text:s text:c="4"/>country = parsedline{6};</text:p>
      <text:p text:style-name="P2"><text:s text:c="4"/>deviceos = parsedline{7};</text:p>
      <text:p text:style-name="P2"><text:s text:c="4"/>devicetype = parsedline{8};</text:p>
      <text:p text:style-name="P2"><text:s text:c="4"/>brand = parsedline{9};</text:p>
      <text:p text:style-name="P2"><text:s text:c="4"/>model = parsedline{10};</text:p>
      <text:p text:style-name="P2"><text:s text:c="4"/>conn = parsedline{11};</text:p>
      <text:p text:style-name="P2"><text:s text:c="4"/>operator = parsedline{12};</text:p>
      <text:p text:style-name="P2"><text:s/></text:p>
      <text:p text:style-name="P1"><text:s text:c="4"/>%% Calculate time offset</text:p>
      <text:p text:style-name="P2"><text:s text:c="4"/>eventtime = parsetime(tstamp);</text:p>
      <text:p text:style-name="P2"><text:s text:c="4"/>offset = round(((eventtime - inittime)/dataduration) * duration * fs);</text:p>
      <text:p text:style-name="P2"><text:s text:c="4"/></text:p>
      <text:p text:style-name="P2"><text:s text:c="4"/>grainsize = determinesize(network, fs, typ);</text:p>
      <text:p text:style-name="P2"><text:s text:c="4"/>window = makewindow(conn, grainsize, typ);</text:p>
      <text:p text:style-name="P2"><text:s text:c="4"/>grain = window .* makesignal(network, aff, adv, operator, model, grainsize, fs, typ);</text:p>
      <text:p text:style-name="P2"><text:s text:c="4"/>sp = spatialize(country, ch);</text:p>
      <text:p text:style-name="P2"><text:s text:c="4"/>amp = determineamplitude(network);</text:p>
      <text:p text:style-name="P2"><text:s/></text:p>
      <text:p text:style-name="P3"><text:span text:style-name="T1"><text:s text:c="4"/></text:span><text:span text:style-name="T6">% Synthesize each grain separately and add them together to the common array which presents the </text:span></text:p>
      <text:p text:style-name="P3"><text:span text:style-name="T6"><text:s text:c="4"/>% whole composition</text:span></text:p>
      <text:p text:style-name="P3"><text:span text:style-name="T1"><text:s text:c="4"/></text:span><text:span text:style-name="T6">% </text:span><text:span text:style-name="T7">ToDo</text:span><text:span text:style-name="T6">: Very unefficient solution which should be refactored</text:span></text:p>
      <text:p text:style-name="P3"><text:span text:style-name="T1"><text:s text:c="4"/></text:span><text:span text:style-name="T4">for</text:span><text:span text:style-name="T1"> j = 1:ch <text:s/></text:span></text:p>
      <text:p text:style-name="P2"><text:s text:c="6"/>ends = offset+grainsize;</text:p>
      <text:p text:style-name="P3"><text:span text:style-name="T1"><text:s text:c="6"/></text:span><text:span text:style-name="T4">if</text:span><text:span text:style-name="T1"> ends &lt; plen</text:span></text:p>
      <text:p text:style-name="P3"><text:span text:style-name="T1"><text:s text:c="8"/>piece(1+offset:ends, j) = piece(1+offset:ends, j) + amp*sp(j,1)*grain;</text:span></text:p>
      <text:p text:style-name="P3"><text:span text:style-name="T1"><text:s text:c="6"/></text:span><text:span text:style-name="T4">end</text:span></text:p>
      <text:p text:style-name="P3"><text:span text:style-name="T1"><text:s text:c="4"/></text:span><text:span text:style-name="T4">end</text:span><text:span text:style-name="T1"> <text:s text:c="2"/></text:span></text:p>
      <text:p text:style-name="P3"><text:span text:style-name="T1"><text:s text:c="2"/></text:span><text:span text:style-name="T4">end</text:span></text:p>
      <text:p text:style-name="P4"><text:s/></text:p>
      <text:p text:style-name="P2">fclose(fid);</text:p>
      <text:p text:style-name="P2"><text:s/></text:p>
      <text:p text:style-name="P2">retval = piece;</text:p>
      <text:p text:style-name="P2"><text:s/></text:p>
      <text:p text:style-name="P4">end</text:p>
      <text:p text:style-name="P5"><text:soft-page-break/><text:span text:style-name="T5">function</text:span><text:span text:style-name="T2"> [retval] = spatialize (country, ch)</text:span></text:p>
      <text:p text:style-name="P2"><text:s text:c="2"/>retval = zeros(ch, 1);</text:p>
      <text:p text:style-name="P2"><text:s text:c="2"/>rloc = 0;</text:p>
      <text:p text:style-name="P2"><text:s text:c="2"/>philoc = 0;</text:p>
      <text:p text:style-name="P2"><text:s text:c="2"/></text:p>
      <text:p text:style-name="P3"><text:span text:style-name="T1"><text:s text:c="2"/></text:span><text:span text:style-name="T4">if</text:span><text:span text:style-name="T1"> strcmp(strtrim(country), </text:span><text:span text:style-name="T3">'UNITED STATES'</text:span><text:span text:style-name="T1">)</text:span></text:p>
      <text:p text:style-name="P2"><text:s text:c="4"/>rloc = normrnd(3*pi/4, pi/4);</text:p>
      <text:p text:style-name="P2"><text:s text:c="4"/>philoc = min([1 normrnd(0.7, 0.2)]);</text:p>
      <text:p text:style-name="P3"><text:span text:style-name="T1"><text:s text:c="2"/></text:span><text:span text:style-name="T4">elseif</text:span><text:span text:style-name="T1"> strcmp(strtrim(country), </text:span><text:span text:style-name="T3">'CANADA'</text:span><text:span text:style-name="T1">)</text:span></text:p>
      <text:p text:style-name="P2"><text:s text:c="4"/>rloc = normrnd(pi/2, pi/10);</text:p>
      <text:p text:style-name="P2"><text:s text:c="4"/>philoc = min([1 normrnd(0.9, 0.1)]);</text:p>
      <text:p text:style-name="P3"><text:span text:style-name="T1"><text:s text:c="2"/></text:span><text:span text:style-name="T4">elseif</text:span><text:span text:style-name="T1"> strcmp(strtrim(country), </text:span><text:span text:style-name="T3">'AUSTRALIA'</text:span><text:span text:style-name="T1">)</text:span></text:p>
      <text:p text:style-name="P2"><text:s text:c="4"/>rloc = normrnd(15*pi/8, pi/7);</text:p>
      <text:p text:style-name="P2"><text:s text:c="4"/>philoc = min([1 normrnd(0.6, 0.3)]);</text:p>
      <text:p text:style-name="P3"><text:span text:style-name="T1"><text:s text:c="2"/></text:span><text:span text:style-name="T4">elseif</text:span><text:span text:style-name="T1"> strcmp(strtrim(country), </text:span><text:span text:style-name="T3">'NEW ZEALAND'</text:span><text:span text:style-name="T1">)</text:span></text:p>
      <text:p text:style-name="P2"><text:s text:c="4"/>rloc = normrnd(7*pi/8, pi/9);</text:p>
      <text:p text:style-name="P2"><text:s text:c="4"/>philoc = min([1 normrnd(0.9, 0.1)]);</text:p>
      <text:p text:style-name="P3"><text:span text:style-name="T1"><text:s text:c="2"/></text:span><text:span text:style-name="T4">elseif</text:span><text:span text:style-name="T1"> strcmp(strtrim(country), </text:span><text:span text:style-name="T3">'CHINA'</text:span><text:span text:style-name="T1">)</text:span></text:p>
      <text:p text:style-name="P2"><text:s text:c="4"/>rloc = normrnd(0, pi/6);</text:p>
      <text:p text:style-name="P2"><text:s text:c="4"/>philoc = min([1 normrnd(0.8, 0.3)]);</text:p>
      <text:p text:style-name="P3"><text:span text:style-name="T1"><text:s text:c="2"/></text:span><text:span text:style-name="T4">elseif</text:span><text:span text:style-name="T1"> strcmp(strtrim(country), </text:span><text:span text:style-name="T3">'JAPAN'</text:span><text:span text:style-name="T1">)</text:span></text:p>
      <text:p text:style-name="P2"><text:s text:c="4"/>rloc = normrnd(pi/9, pi/10);</text:p>
      <text:p text:style-name="P2"><text:s text:c="4"/>philoc = min([1 normrnd(0.9, 0.1)]);</text:p>
      <text:p text:style-name="P3"><text:span text:style-name="T1"><text:s text:c="2"/></text:span><text:span text:style-name="T4">elseif</text:span><text:span text:style-name="T1"> strcmp(strtrim(country), </text:span><text:span text:style-name="T3">'UNITED KINGDOM'</text:span><text:span text:style-name="T1">)</text:span></text:p>
      <text:p text:style-name="P2"><text:s text:c="4"/>rloc = normrnd(3*pi/8, pi/10);</text:p>
      <text:p text:style-name="P2"><text:s text:c="4"/>philoc = min([1 normrnd(0.6, 0.3)]);</text:p>
      <text:p text:style-name="P3"><text:span text:style-name="T1"><text:s text:c="2"/></text:span><text:span text:style-name="T4">else</text:span></text:p>
      <text:p text:style-name="P2"><text:s text:c="4"/>rloc = rand(1,1)*2*pi;</text:p>
      <text:p text:style-name="P2"><text:s text:c="4"/>philoc = rand(1,1); <text:s/></text:p>
      <text:p text:style-name="P3"><text:span text:style-name="T1"><text:s text:c="2"/></text:span><text:span text:style-name="T4">end</text:span></text:p>
      <text:p text:style-name="P2"><text:s text:c="2"/></text:p>
      <text:p text:style-name="P3"><text:span text:style-name="T1"><text:s text:c="2"/></text:span><text:span text:style-name="T4">for</text:span><text:span text:style-name="T1"> i=0:ch-1</text:span></text:p>
      <text:p text:style-name="P2"><text:s text:c="4"/>rs = 1;</text:p>
      <text:p text:style-name="P2"><text:s text:c="4"/>phis = 2*i*pi/ch;</text:p>
      <text:p text:style-name="P2"><text:s text:c="4"/>retval(i+1, 1) = sqrt(rs*rs + rloc*rloc - 2*rs*rloc*cos(phis-philoc));</text:p>
      <text:p text:style-name="P3"><text:span text:style-name="T1"><text:s text:c="2"/></text:span><text:span text:style-name="T4">end</text:span></text:p>
      <text:p text:style-name="P4">end</text:p>
      <text:p text:style-name="P5"/>
      <text:p text:style-name="P6">________________________________________________________________________________________________________________________</text:p>
      <text:p text:style-name="P7"><text:span text:style-name="T4"/></text:p>
      <text:p text:style-name="P7"><text:span text:style-name="T4"/></text:p>
      <text:p text:style-name="P7"><text:span text:style-name="T4">function</text:span><text:span text:style-name="T1"> [retval] = makesignal (network, aff, adv, operator, model, len, fs, typ)</text:span></text:p>
      <text:p text:style-name="P2"><text:s text:c="2"/>fc = 120 * log(mod(sum(toascii(operator)), 80)+1)*2^(1/7);</text:p>
      <text:p text:style-name="P2"><text:s text:c="2"/>fm = aff/adv*fc;</text:p>
      <text:p text:style-name="P2"><text:s text:c="2"/>B = sum(toascii(model)) / 1500;</text:p>
      <text:p text:style-name="P3"><text:span text:style-name="T1"><text:s text:c="2"/></text:span><text:span text:style-name="T4">if</text:span><text:span text:style-name="T1"> typ == 0</text:span></text:p>
      <text:p text:style-name="P2"><text:s text:c="4"/>retval = sin(2*pi*fc*(1:len)/fs + <text:tab/><text:tab/><text:tab/><text:tab/> <text:s text:c="2"/>B*sin(2*pi*fm*(1:len)/fs))';</text:p>
      <text:p text:style-name="P3"><text:span text:style-name="T1"><text:s text:c="2"/></text:span><text:span text:style-name="T4">else</text:span></text:p>
      <text:p text:style-name="P2"><text:s text:c="4"/>B = sum(toascii(model)) / 1500;</text:p>
      <text:p text:style-name="P2"><text:s text:c="4"/>env = [linspace(0, 1, 16) linspace(1, 0.2, len/4) </text:p>
      <text:p text:style-name="P2"><text:tab/> linspace(0.2, 0.1, 3*len/4-16)];</text:p>
      <text:p text:style-name="P2"><text:s text:c="4"/>retval = sin(2*pi*fc*(1:len)/fs + B* env .* sin(2*pi*fm*(1:len)/fs))';</text:p>
      <text:p text:style-name="P3"><text:span text:style-name="T1"><text:s text:c="2"/></text:span><text:span text:style-name="T4">end</text:span></text:p>
      <text:p text:style-name="P4">end</text:p>
      <text:p text:style-name="P5"/>
      <text:p text:style-name="P6">________________________________________________________________________________________________________________________</text:p>
      <text:p text:style-name="P7"><text:span text:style-name="T4"/></text:p>
      <text:p text:style-name="P7"><text:span text:style-name="T4"/></text:p>
      <text:p text:style-name="P7"><text:span text:style-name="T4">function</text:span><text:span text:style-name="T1"> [retval] = makewindow (conn, len, typ)</text:span></text:p>
      <text:p text:style-name="P3"><text:span text:style-name="T1"><text:s text:c="2"/></text:span><text:span text:style-name="T4">if</text:span><text:span text:style-name="T1"> (typ == 0)</text:span></text:p>
      <text:p text:style-name="P3"><text:span text:style-name="T1"><text:s text:c="4"/></text:span><text:span text:style-name="T4">if</text:span><text:span text:style-name="T1"> strcmp(strtrim(conn), </text:span><text:span text:style-name="T3">'Unknown'</text:span><text:span text:style-name="T1">)</text:span></text:p>
      <text:p text:style-name="P2"><text:s text:c="5"/>retval = hanning(len);</text:p>
      <text:p text:style-name="P3"><text:span text:style-name="T1"><text:s text:c="3"/></text:span><text:span text:style-name="T4">elseif</text:span><text:span text:style-name="T1"> strcmp(strtrim(conn), </text:span><text:span text:style-name="T3">'Mobile'</text:span><text:span text:style-name="T1">)</text:span></text:p>
      <text:p text:style-name="P2"><text:s text:c="5"/>retval = bartlett(len);</text:p>
      <text:p text:style-name="P3"><text:span text:style-name="T1"><text:s text:c="3"/></text:span><text:span text:style-name="T4">else</text:span></text:p>
      <text:p text:style-name="P2"><text:s text:c="4"/>retval = [linspace(0, 1, 16) linspace(1, 0.2, len/2-16) linspace(0.2, 0, len/2)]';</text:p>
      <text:p text:style-name="P3"><text:span text:style-name="T1"><text:s text:c="3"/></text:span><text:span text:style-name="T4">end</text:span></text:p>
      <text:p text:style-name="P3"><text:span text:style-name="T1"><text:s text:c="2"/></text:span><text:span text:style-name="T4">else</text:span></text:p>
      <text:p text:style-name="P3"><text:span text:style-name="T1"><text:s text:c="5"/></text:span><text:span text:style-name="T4">if</text:span><text:span text:style-name="T1"> strcmp(strtrim(conn), </text:span><text:span text:style-name="T3">'Unknown'</text:span><text:span text:style-name="T1">)</text:span></text:p>
      <text:p text:style-name="P2"><text:s text:c="8"/>retval = [linspace(0, 1, 16) linspace(1, 0.2, len/4) linspace(0.2, 0, 3*len/4-16)]';</text:p>
      <text:p text:style-name="P3"><text:span text:style-name="T1"><text:s text:c="5"/></text:span><text:span text:style-name="T4">else</text:span></text:p>
      <text:p text:style-name="P2"><text:s text:c="8"/>retval = hanning(len);</text:p>
      <text:p text:style-name="P3"><text:span text:style-name="T1"><text:s text:c="5"/></text:span><text:span text:style-name="T4">end</text:span></text:p>
      <text:p text:style-name="P3"><text:span text:style-name="T1"><text:s text:c="2"/></text:span><text:span text:style-name="T4">end</text:span></text:p>
      <text:p text:style-name="P4">end</text:p>
      <text:p text:style-name="P7"><text:span text:style-name="T4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rdan Kreković</meta:initial-creator>
    <meta:creation-date>2017-02-01T00:09:43</meta:creation-date>
    <meta:document-statistic meta:table-count="0" meta:image-count="0" meta:object-count="0" meta:page-count="2" meta:paragraph-count="162" meta:word-count="555" meta:character-count="4761"/>
    <dc:date>2017-02-01T00:25:02</dc:date>
    <dc:creator>Gordan Kreković</dc:creator>
    <meta:editing-duration>PT10S</meta:editing-duration>
    <meta:editing-cycles>1</meta:editing-cycles>
    <meta:generator>OpenOffice/4.1.2$Unix OpenOffice.org_project/412m3$Build-9782</meta:generator>
  </office:meta>
</office:document-meta>
</file>